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9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7.2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597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2.751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Portfolio-title">
      <style:graphic-properties fo:min-height="1.8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4.297cm" style:use-optimal-column-width="false"/>
    </style:style>
    <style:style style:name="co6" style:family="table-column">
      <style:table-column-properties style:column-width="4.30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-0.798cm" style:use-optimal-row-height="false"/>
    </style:style>
    <style:style style:name="ro4" style:family="table-row">
      <style:table-row-properties style:row-height="2.395cm" style:use-optimal-row-height="false"/>
    </style:style>
    <style:style style:name="ro5" style:family="table-row">
      <style:table-row-properties style:row-height="2.526cm" style:use-optimal-row-height="false"/>
    </style:style>
    <style:style style:name="ro6" style:family="table-row">
      <style:table-row-properties style:row-height="2.527cm" style:use-optimal-row-height="false"/>
    </style:style>
    <style:style style:name="ce1" style:family="table-cell">
      <style:paragraph-properties fo:text-align="center" fo:border="0.28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6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7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8" style:family="text">
      <style:text-properties style:font-name="Liberation Sans" fo:font-size="40pt" style:font-name-asian="Liberation Sans" style:font-size-asian="40pt" style:font-name-complex="Liberation Sans" style:font-size-complex="40pt"/>
    </style:style>
    <style:style style:name="T9" style:family="text">
      <style:text-properties style:font-name="Liberation Sans" fo:font-size="21pt" style:font-name-asian="Liberation Sans" style:font-size-asian="21pt" style:font-name-complex="Liberation Sans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457cm" svg:height="0.962cm" svg:x="6.86cm" svg:y="8.89cm">
          <draw:text-box>
            <text:p>Lecture 10 : Karnaugh Map for three variable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7.6cm" svg:height="2.751cm" svg:x="0.4cm" svg:y="0cm" presentation:class="title" presentation:user-transformed="true">
          <draw:text-box>
            <text:p>Max and minterms for three variables</text:p>
          </draw:text-box>
        </draw:frame>
        <draw:frame draw:style-name="gr3" draw:layer="layout" svg:width="23.496cm" svg:height="8.607cm" svg:x="2.295cm" svg:y="2.5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Maxterm</text:p>
              </table:table-cell>
              <table:table-cell>
                <text:p text:style-name="P3">Minterm</text:p>
              </table:table-cell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</table:table-row>
            <table:table-row table:style-name="ro1" table:default-cell-style-name="ce1">
              <table:table-cell>
                <text:p text:style-name="P3"><text:span text:style-name="T1">M</text:span><text:span text:style-name="T2">0</text:span> = A+B+C</text:p>
              </table:table-cell>
              <table:table-cell>
                <text:p text:style-name="P3">m<text:span text:style-name="T2">0</text:span> = A’B’C’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<text:span text:style-name="T1">M</text:span><text:span text:style-name="T2">1</text:span> = A+B+C’</text:p>
              </table:table-cell>
              <table:table-cell>
                <text:p text:style-name="P3">m<text:span text:style-name="T2">1</text:span> = A’B’C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<text:span text:style-name="T1">M</text:span><text:span text:style-name="T2">2</text:span> = A+B’+C</text:p>
              </table:table-cell>
              <table:table-cell>
                <text:p text:style-name="P3">m<text:span text:style-name="T2">2</text:span> = A’BC’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<text:span text:style-name="T1">M</text:span><text:span text:style-name="T2">3</text:span> = A+B’+C’</text:p>
              </table:table-cell>
              <table:table-cell>
                <text:p text:style-name="P3">m<text:span text:style-name="T2">3</text:span> = A’BC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1">M</text:span><text:span text:style-name="T2">4</text:span> = A’+B+C</text:p>
              </table:table-cell>
              <table:table-cell>
                <text:p text:style-name="P3">m<text:span text:style-name="T2">4</text:span> = AB’C’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<text:span text:style-name="T1">M</text:span><text:span text:style-name="T2">5</text:span> = A’+B+C’</text:p>
              </table:table-cell>
              <table:table-cell>
                <text:p text:style-name="P3">m<text:span text:style-name="T2">5</text:span> = AB’C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1">M</text:span><text:span text:style-name="T2">6</text:span> = A’+B’+C</text:p>
              </table:table-cell>
              <table:table-cell>
                <text:p text:style-name="P3">m<text:span text:style-name="T2">6</text:span> = ABC’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<text:span text:style-name="T1">M</text:span><text:span text:style-name="T2">7</text:span> = A’+B’+C’</text:p>
              </table:table-cell>
              <table:table-cell>
                <text:p text:style-name="P3">m<text:span text:style-name="T2">7</text:span> = ABC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Karnaugh Map For Three Variables</text:p>
          </draw:text-box>
        </draw:frame>
        <draw:frame draw:style-name="gr3" draw:layer="layout" svg:width="14.098cm" svg:height="2.835cm" svg:x="6.893cm" svg:y="3.9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5">A\BC</text:p>
              </table:table-cell>
              <table:table-cell>
                <text:p text:style-name="P5">00</text:p>
              </table:table-cell>
              <table:table-cell>
                <text:p text:style-name="P5">01</text:p>
              </table:table-cell>
              <table:table-cell>
                <text:p text:style-name="P5">11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m<text:span text:style-name="T2">0</text:span></text:p>
              </table:table-cell>
              <table:table-cell>
                <text:p text:style-name="P5">m<text:span text:style-name="T2">1</text:span></text:p>
              </table:table-cell>
              <table:table-cell>
                <text:p text:style-name="P5">m<text:span text:style-name="T2">3</text:span></text:p>
              </table:table-cell>
              <table:table-cell>
                <text:p text:style-name="P5">m<text:span text:style-name="T2">2</text:span>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m<text:span text:style-name="T2">4</text:span></text:p>
              </table:table-cell>
              <table:table-cell>
                <text:p text:style-name="P5">m<text:span text:style-name="T2">5</text:span></text:p>
              </table:table-cell>
              <table:table-cell>
                <text:p text:style-name="P5">m<text:span text:style-name="T2">7</text:span></text:p>
              </table:table-cell>
              <table:table-cell>
                <text:p text:style-name="P5">m<text:span text:style-name="T2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4.098cm" svg:height="2.835cm" svg:x="6.894cm" svg:y="8.1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5">A\BC</text:p>
              </table:table-cell>
              <table:table-cell>
                <text:p text:style-name="P5">00</text:p>
              </table:table-cell>
              <table:table-cell>
                <text:p text:style-name="P5">01</text:p>
              </table:table-cell>
              <table:table-cell>
                <text:p text:style-name="P5">11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<text:span text:style-name="T1">M</text:span><text:span text:style-name="T2">0</text:span></text:p>
              </table:table-cell>
              <table:table-cell>
                <text:p text:style-name="P5"><text:span text:style-name="T1">M</text:span><text:span text:style-name="T2">1</text:span></text:p>
              </table:table-cell>
              <table:table-cell>
                <text:p text:style-name="P5"><text:span text:style-name="T1">M</text:span><text:span text:style-name="T2">3</text:span></text:p>
              </table:table-cell>
              <table:table-cell>
                <text:p text:style-name="P5"><text:span text:style-name="T1">M</text:span><text:span text:style-name="T2">2</text:span>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<text:span text:style-name="T1">M</text:span><text:span text:style-name="T2">4</text:span></text:p>
              </table:table-cell>
              <table:table-cell>
                <text:p text:style-name="P5"><text:span text:style-name="T1">M</text:span><text:span text:style-name="T2">5</text:span></text:p>
              </table:table-cell>
              <table:table-cell>
                <text:p text:style-name="P5"><text:span text:style-name="T1">M</text:span><text:span text:style-name="T2">7</text:span></text:p>
              </table:table-cell>
              <table:table-cell>
                <text:p text:style-name="P5"><text:span text:style-name="T1">M</text:span><text:span text:style-name="T2">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4" draw:text-style-name="P1" draw:layer="layout" svg:width="11.566cm" svg:height="0.962cm" svg:x="6.809cm" svg:y="3.328cm">
          <draw:text-box>
            <text:p>F = A’B’C + AB’C + A’BC’ + ABC’ + ABC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5" draw:text-style-name="P1" draw:layer="layout" svg:width="15.799cm" svg:height="0.962cm" svg:x="5.109cm" svg:y="2.528cm">
          <draw:text-box>
            <text:p>F = (A+B+C) (A’+B+C’) (A’+B’+C’) (A+B’+C’) (A’+B’+C)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3" draw:layer="layout" svg:width="21.496cm" svg:height="7.447cm" svg:x="2.357cm" svg:y="3.17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5"><text:span text:style-name="T3">A\BC</text:span></text:p>
              </table:table-cell>
              <table:table-cell>
                <text:p text:style-name="P5"><text:span text:style-name="T3">00</text:span></text:p>
              </table:table-cell>
              <table:table-cell>
                <text:p text:style-name="P5"><text:span text:style-name="T3">01</text:span></text:p>
              </table:table-cell>
              <table:table-cell>
                <text:p text:style-name="P5"><text:span text:style-name="T3">11</text:span></text:p>
              </table:table-cell>
              <table:table-cell>
                <text:p text:style-name="P5"><text:span text:style-name="T3">10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3">0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5"><text:span text:style-name="T3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6" draw:text-style-name="P1" draw:layer="layout" svg:width="7.776cm" svg:height="1.813cm" svg:x="8.837cm" svg:y="2.201cm">
          <draw:text-box>
            <text:p><text:span text:style-name="T4">F</text:span> = <text:span text:style-name="T5">Σ</text:span><text:span text:style-name="T6">m </text:span><text:span text:style-name="T7">(0,2,3,4,5,6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7" draw:text-style-name="P1" draw:layer="layout" svg:width="8.097cm" svg:height="1.826cm" svg:x="8.637cm" svg:y="2.102cm">
          <draw:text-box>
            <text:p><text:span text:style-name="T4">F</text:span> = <text:span text:style-name="T8">Π</text:span><text:span text:style-name="T9">M</text:span><text:span text:style-name="T6"> </text:span><text:span text:style-name="T7">(0,1,2,3,4,7)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21H47M24S</meta:editing-duration>
    <meta:editing-cycles>131</meta:editing-cycles>
    <meta:generator>LibreOffice/24.8.7.2$Linux_X86_64 LibreOffice_project/480$Build-2</meta:generator>
    <dc:title>Portfolio</dc:title>
    <dc:date>2025-09-01T09:17:50.554878853</dc:date>
    <meta:document-statistic meta:object-count="106"/>
  </office:meta>
</office:document-meta>
</file>